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0000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darkblue-title">
      <style:graphic-properties fo:min-height="4.716cm"/>
    </style:style>
    <style:style style:name="pr2" style:family="presentation" style:parent-style-name="lyt-darkblue-outline1">
      <style:graphic-properties fo:min-height="13.71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co1" style:family="table-column">
      <style:table-column-properties style:column-width="1.174cm" style:use-optimal-column-width="false"/>
    </style:style>
    <style:style style:name="co2" style:family="table-column">
      <style:table-column-properties style:column-width="1.185cm" style:use-optimal-column-width="false"/>
    </style:style>
    <style:style style:name="co3" style:family="table-column">
      <style:table-column-properties style:column-width="2.403cm" style:use-optimal-column-width="false"/>
    </style:style>
    <style:style style:name="co4" style:family="table-column">
      <style:table-column-properties style:column-width="2.408cm" style:use-optimal-column-width="false"/>
    </style:style>
    <style:style style:name="co5" style:family="table-column">
      <style:table-column-properties style:column-width="1.338cm" style:use-optimal-column-width="false"/>
    </style:style>
    <style:style style:name="co6" style:family="table-column">
      <style:table-column-properties style:column-width="1.359cm" style:use-optimal-column-width="false"/>
    </style:style>
    <style:style style:name="ro1" style:family="table-row">
      <style:table-row-properties style:row-height="1.033cm"/>
    </style:style>
    <style:style style:name="ro2" style:family="table-row">
      <style:table-row-properties style:row-height="1.034cm"/>
    </style:style>
    <style:style style:name="ro3" style:family="table-row">
      <style:table-row-properties style:row-height="0.937cm"/>
    </style:style>
    <style:style style:name="ro4" style:family="table-row">
      <style:table-row-properties style:row-height="1.061cm"/>
    </style:style>
    <style:style style:name="ro5" style:family="table-row">
      <style:table-row-properties style:row-height="1.066cm"/>
    </style:style>
    <style:style style:name="ce1" style:family="table-cell">
      <style:graphic-properties draw:fill="solid" draw:fill-color="#00ff00" style:repeat="repeat" draw:textarea-vertical-align="middle"/>
      <style:paragraph-properties fo:text-align="center" fo:border="0.05cm solid #000000"/>
      <style:text-properties fo:font-size="14pt" style:font-size-asian="14pt" style:font-size-complex="14pt"/>
    </style:style>
    <style:style style:name="ce2" style:family="table-cell">
      <style:graphic-properties draw:fill="solid" draw:fill-color="#ffffff" style:repeat="repeat" draw:textarea-vertical-align="middle"/>
      <style:paragraph-properties fo:text-align="center" fo:border="0.05cm solid #000000"/>
      <style:text-properties fo:font-size="14pt" style:font-size-asian="14pt" style:font-size-complex="14pt"/>
    </style:style>
    <style:style style:name="ce3" style:family="table-cell">
      <style:graphic-properties draw:fill="solid" draw:fill-color="#000080" style:repeat="repeat" draw:textarea-vertical-align="middle"/>
      <style:paragraph-properties fo:text-align="center" fo:border="0.05cm solid #000000"/>
      <style:text-properties fo:font-size="14pt" style:font-size-asian="14pt" style:font-size-complex="14pt"/>
    </style:style>
    <style:style style:name="ce4" style:family="table-cell">
      <style:graphic-properties draw:fill="solid" draw:fill-color="#ffff00" style:repeat="repeat" draw:textarea-vertical-align="middle"/>
      <style:paragraph-properties fo:text-align="center" fo:border="0.05cm solid #000000"/>
      <style:text-properties fo:font-size="14pt" style:font-size-asian="14pt" style:font-size-complex="14pt"/>
    </style:style>
    <style:style style:name="ce5" style:family="table-cell">
      <style:graphic-properties draw:fill="solid" draw:fill-color="#ffffff" style:repeat="repeat"/>
      <style:paragraph-properties fo:text-align="center" fo:border="0.001cm solid #000000"/>
    </style:style>
    <style:style style:name="ce6" style:family="table-cell">
      <style:graphic-properties draw:fill="solid" draw:fill-color="#ffffff" style:repeat="repeat" draw:textarea-vertical-align="middle"/>
      <style:paragraph-properties fo:text-align="center" fo:border="0.05cm solid #000000"/>
      <style:text-properties fo:font-size="18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margin-left="1.27cm" fo:margin-right="0cm" fo:text-indent="-0.635cm"/>
    </style:style>
    <style:style style:name="P4" style:family="paragraph">
      <style:text-properties fo:color="#ffffff" fo:font-family="'Times New Roman'" style:font-family-generic="roman" style:font-pitch="variable" fo:font-size="32pt" style:font-size-asian="32pt" style:font-size-complex="32pt"/>
    </style:style>
    <style:style style:name="P5" style:family="paragraph">
      <style:paragraph-properties fo:margin-left="1.27cm" fo:margin-right="0cm" fo:text-align="justify" fo:text-indent="-0.635cm"/>
    </style:style>
    <style:style style:name="P6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7" style:family="paragraph">
      <style:text-properties fo:font-size="24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style:text-properties fo:color="#ffff00" fo:font-size="22pt" style:font-size-asian="22pt" style:font-size-complex="22pt"/>
    </style:style>
    <style:style style:name="P11" style:family="paragraph">
      <style:text-properties fo:color="#ffffff"/>
    </style:style>
    <style:style style:name="P12" style:family="paragraph">
      <style:paragraph-properties fo:margin-left="1.27cm" fo:margin-right="0cm" fo:text-align="center" fo:text-indent="-0.635cm"/>
    </style:style>
    <style:style style:name="T1" style:family="text">
      <style:text-properties fo:font-size="40pt" fo:language="uk" fo:country="UA" style:font-size-asian="40pt" style:font-size-complex="40pt"/>
    </style:style>
    <style:style style:name="T2" style:family="text">
      <style:text-properties fo:font-size="24pt" fo:language="uk" fo:country="UA" style:font-size-asian="24pt" style:font-size-complex="24pt"/>
    </style:style>
    <style:style style:name="T3" style:family="text">
      <style:text-properties fo:color="#ffffff" fo:font-family="'Times New Roman'" style:font-family-generic="roman" style:font-pitch="variable" fo:font-size="32pt" fo:language="uk" fo:country="UA" style:font-size-asian="32pt" style:font-size-complex="32pt"/>
    </style:style>
    <style:style style:name="T4" style:family="text">
      <style:text-properties fo:color="#ffffff" fo:font-family="'Times New Roman'" style:font-family-generic="roman" style:font-pitch="variable" fo:font-size="32pt" fo:language="uk" fo:country="UA" style:font-size-asian="32pt" style:language-asian="zxx" style:country-asian="none" style:font-size-complex="32pt"/>
    </style:style>
    <style:style style:name="T5" style:family="text">
      <style:text-properties fo:color="#ffff00" fo:font-family="'Times New Roman'" style:font-family-generic="roman" style:font-pitch="variable" fo:font-size="40pt" fo:language="uk" fo:country="UA" style:font-size-asian="40pt" style:font-size-complex="40pt"/>
    </style:style>
    <style:style style:name="T6" style:family="text">
      <style:text-properties fo:color="#ffff00" fo:font-family="'Times New Roman'" style:font-family-generic="roman" style:font-pitch="variable" fo:font-size="32pt" fo:language="uk" fo:country="UA" style:font-size-asian="32pt" style:font-size-complex="32pt"/>
    </style:style>
    <style:style style:name="T7" style:family="text">
      <style:text-properties fo:color="#ff9966" fo:font-family="'Times New Roman'" style:font-family-generic="roman" style:font-pitch="variable" fo:font-size="32pt" fo:language="uk" fo:country="UA" style:font-size-asian="32pt" style:font-size-complex="32pt"/>
    </style:style>
    <style:style style:name="T8" style:family="text">
      <style:text-properties fo:color="#ff950e" fo:font-family="'Times New Roman'" style:font-family-generic="roman" style:font-pitch="variable" fo:font-size="32pt" fo:language="uk" fo:country="UA" style:font-size-asian="32pt" style:font-size-complex="32pt"/>
    </style:style>
    <style:style style:name="T9" style:family="text">
      <style:text-properties fo:font-family="'Times New Roman'" style:font-family-generic="roman" style:font-pitch="variable" fo:font-size="32pt" fo:language="uk" fo:country="UA" style:font-size-asian="32pt" style:font-size-complex="32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ffff00" fo:font-size="22pt" style:font-size-asian="22pt" style:font-size-complex="22pt"/>
    </style:style>
    <style:style style:name="T14" style:family="text">
      <style:text-properties fo:color="#ffffff"/>
    </style:style>
    <style:style style:name="T15" style:family="text">
      <style:text-properties fo:color="#ffffff" style:text-position="33% 58%" fo:font-family="'Times New Roman'" style:font-family-generic="roman" style:font-pitch="variable" fo:font-size="32pt" fo:language="uk" fo:country="UA" style:font-size-asian="32pt" style:font-size-complex="3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office:forms form:automatic-focus="false" form:apply-design-mode="false"/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Технології розробки алгоритмів розв'язання інженерних задач</text:span><text:span text:style-name="T1"><text:line-break/></text:span><text:span text:style-name="T2">Лекція №6</text:span></text:p>
          </draw:text-box>
        </draw:frame>
        <draw:frame presentation:style-name="pr2" draw:text-style-name="P4" draw:layer="layout" svg:width="24.369cm" svg:height="13.715cm" svg:x="2.058cm" svg:y="5.453cm" presentation:class="outline" presentation:user-transformed="true">
          <draw:text-box>
            <text:p text:style-name="P3"><text:span text:style-name="T3">Викладач: Дрєєв Олександр Миколайович</text:span></text:p>
            <text:p text:style-name="P3"><text:span text:style-name="T4"/></text:p>
            <text:p text:style-name="P3"><text:span text:style-name="T4">6. Рекурсивні алгоритми.</text:span></text:p>
            <text:p text:style-name="P3"><text:span text:style-name="T4">6.1. Задача програмного множення. <text:s/></text:span></text:p>
            <text:p text:style-name="P3"><text:span text:style-name="T4">6.2. Пошук найбільшого спільного дільника.</text:span></text:p>
            <text:p text:style-name="P3"><text:span text:style-name="T4">6.3. Хвильовий алгоритм на базі рекурсивного.</text:span></text:p>
            <text:p text:style-name="P3"><text:span text:style-name="T4">6.4. Кількість варіантів шляхів «черепахи». 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15cm" svg:x="2.058cm" svg:y="5.453cm" presentation:class="outline" presentation:user-transformed="true">
          <draw:text-box>
            <text:p text:style-name="P3"><text:span text:style-name="T5">Рекурсивний алгоритм</text:span><text:span text:style-name="T3"> — алгоритм, який спрощує задачу або розбиває її на простіші і викликає себе для розв’язання цих спрощених підзадач. Обов’язкова присутність умови припинення подальших викликів.</text:span></text:p>
            <text:p text:style-name="P3"><text:span text:style-name="T3"/></text:p>
            <text:p text:style-name="P5"><text:span text:style-name="T6">Приклад:</text:span><text:span text:style-name="T3"> Множення m*n. Можна записати: m*n=(m-1)*n+n.</text:span></text:p>
            <text:p text:style-name="P5"><text:span text:style-name="T3">Алгоритм “множу(m,n)”: якщо m&gt;1 <text:s/>повертаємо “множу(m-1,n)”+n; інакше повертаємо n.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Що таке “рекурсія”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15cm" svg:x="2.058cm" svg:y="5.453cm" presentation:class="outline" presentation:user-transformed="true">
          <draw:text-box>
            <text:p text:style-name="P3"><text:span text:style-name="T6">Опис роботи “множу”:</text:span><text:span text:style-name="T3"> <text:s/></text:span></text:p>
            <text:p text:style-name="P5"><text:span text:style-name="T3">“</text:span><text:span text:style-name="T3">множу(3,8)”: </text:span><text:span text:style-name="T6">якщо</text:span><text:span text:style-name="T3"> 3&gt;1 <text:s/></text:span></text:p>
            <text:p text:style-name="P5"><text:span text:style-name="T3"><text:s text:c="14"/></text:span><text:span text:style-name="T6">повертаємо</text:span><text:span text:style-name="T3"> </text:span><text:span text:style-name="T7">“множу(3-1,8)”+8</text:span><text:span text:style-name="T3">; </text:span></text:p>
            <text:p text:style-name="P5"><text:span text:style-name="T3"><text:s text:c="14"/></text:span><text:span text:style-name="T6">інакше</text:span><text:span text:style-name="T3"> повертаємо 8.</text:span></text:p>
            <text:p text:style-name="P5"><text:span text:style-name="T3">“</text:span><text:span text:style-name="T3">множу(2,8)”: </text:span><text:span text:style-name="T6">якщо</text:span><text:span text:style-name="T3"> 2&gt;1 <text:s/></text:span></text:p>
            <text:p text:style-name="P5"><text:span text:style-name="T3"><text:s text:c="14"/></text:span><text:span text:style-name="T6">повертаємо</text:span><text:span text:style-name="T3"> </text:span><text:span text:style-name="T7">“множу(2-1,8)”+8</text:span><text:span text:style-name="T3">; </text:span></text:p>
            <text:p text:style-name="P5"><text:span text:style-name="T3"><text:s text:c="14"/></text:span><text:span text:style-name="T6">інакше</text:span><text:span text:style-name="T3"> повертаємо 8.</text:span></text:p>
            <text:p text:style-name="P5"><text:span text:style-name="T3">“</text:span><text:span text:style-name="T3">множу(1,8)”: </text:span><text:span text:style-name="T6">якщо</text:span><text:span text:style-name="T3"> 1&gt;1 <text:s/></text:span></text:p>
            <text:p text:style-name="P5"><text:span text:style-name="T3"><text:s text:c="14"/></text:span><text:span text:style-name="T6">повертаємо</text:span><text:span text:style-name="T3"> “множу(1-1,8)”+8; </text:span></text:p>
            <text:p text:style-name="P5"><text:span text:style-name="T3"><text:s text:c="14"/></text:span><text:span text:style-name="T6">інакше</text:span><text:span text:style-name="T8"> </text:span><text:span text:style-name="T7">повертаємо 8</text:span><text:span text:style-name="T3">.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Що таке “рекурсія”</text:span></text:p>
          </draw:text-box>
        </draw:frame>
        <draw:line draw:style-name="gr2" draw:text-style-name="P1" draw:layer="layout" svg:x1="14cm" svg:y1="9cm" svg:x2="5.5cm" svg:y2="11cm">
          <text:p/>
        </draw:line>
        <draw:line draw:style-name="gr2" draw:text-style-name="P1" draw:layer="layout" svg:x1="14.5cm" svg:y1="12.672cm" svg:x2="5.5cm" svg:y2="14.672cm">
          <text:p/>
        </draw:line>
        <draw:line draw:style-name="gr2" draw:text-style-name="P1" draw:layer="layout" svg:x1="16.5cm" svg:y1="17cm" svg:x2="18cm" svg:y2="12.5cm">
          <text:p/>
        </draw:line>
        <draw:line draw:style-name="gr2" draw:text-style-name="P1" draw:layer="layout" svg:x1="20cm" svg:y1="12cm" svg:x2="18cm" svg:y2="9cm">
          <text:p/>
        </draw:lin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15cm" svg:x="2.058cm" svg:y="5.453cm" presentation:class="outline" presentation:user-transformed="true">
          <draw:text-box>
            <text:p text:style-name="P3"><text:span text:style-name="T6">Схема роботи “множу”:</text:span></text:p>
            <text:p text:style-name="P3"><text:span text:style-name="T3"><text:s text:c="2"/></text:span></text:p>
            <text:p text:style-name="P5"><text:span text:style-name="T9">Задача 3*8 <text:s text:c="25"/>8</text:span></text:p>
            <text:p text:style-name="P5"><text:span text:style-name="T9"><text:s text:c="44"/></text:span><text:span text:style-name="T9">+</text:span></text:p>
            <text:p text:style-name="P5"><text:span text:style-name="T9"><text:s text:c="28"/></text:span><text:span text:style-name="T9">простіша </text:span><text:span text:style-name="T6">задача 2*8</text:span></text:p>
            <text:p text:style-name="P5"><text:span text:style-name="T6">Задача 2*8</text:span><text:span text:style-name="T9"> <text:s text:c="25"/>8</text:span></text:p>
            <text:p text:style-name="P5"><text:span text:style-name="T9"><text:s text:c="44"/></text:span><text:span text:style-name="T9">+</text:span></text:p>
            <text:p text:style-name="P5"><text:span text:style-name="T9"><text:s text:c="28"/></text:span><text:span text:style-name="T9">простіша </text:span><text:span text:style-name="T7">задача 1*8</text:span></text:p>
            <text:p text:style-name="P5"><text:span text:style-name="T7">Задача 1*8 <text:s text:c="25"/>8</text:span></text:p>
            <text:p text:style-name="P5"><text:span text:style-name="T9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Жадібні алгоритми</text:span><text:span text:style-name="T1"><text:line-break/></text:span><text:span text:style-name="T2">Що таке “рекурсія”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1">
        <office:forms form:automatic-focus="false" form:apply-design-mode="false"/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Що таке “рекурсія”</text:span></text:p>
          </draw:text-box>
        </draw:frame>
        <draw:g>
          <draw:rect draw:style-name="gr3" draw:text-style-name="P9" draw:layer="layout" svg:width="15cm" svg:height="3cm" svg:x="6.501cm" svg:y="7.901cm">
            <text:p text:style-name="P8"><text:span text:style-name="T10"><text:s text:c="19"/></text:span><text:span text:style-name="T10">+</text:span></text:p>
          </draw:rect>
          <draw:rect draw:style-name="gr4" draw:text-style-name="P9" draw:layer="layout" svg:width="8cm" svg:height="2cm" svg:x="7.501cm" svg:y="4.901cm">
            <text:p text:style-name="P1"><text:span text:style-name="T10">Множу(3,8)</text:span></text:p>
          </draw:rect>
          <draw:rect draw:style-name="gr4" draw:text-style-name="P9" draw:layer="layout" svg:width="8cm" svg:height="2cm" svg:x="7.501cm" svg:y="8.401cm">
            <text:p text:style-name="P1"><text:span text:style-name="T10">Множу(2,8)</text:span></text:p>
          </draw:rect>
          <draw:rect draw:style-name="gr4" draw:text-style-name="P9" draw:layer="layout" svg:width="2.5cm" svg:height="2cm" svg:x="17.201cm" svg:y="8.401cm">
            <text:p text:style-name="P1"><text:span text:style-name="T10">8</text:span></text:p>
          </draw:rect>
          <draw:rect draw:style-name="gr3" draw:text-style-name="P9" draw:layer="layout" svg:width="15cm" svg:height="3cm" svg:x="6.5cm" svg:y="12.1cm">
            <text:p text:style-name="P8"><text:span text:style-name="T10"><text:s text:c="19"/></text:span><text:span text:style-name="T10">+</text:span></text:p>
          </draw:rect>
          <draw:rect draw:style-name="gr4" draw:text-style-name="P9" draw:layer="layout" svg:width="8cm" svg:height="2cm" svg:x="7.5cm" svg:y="12.6cm">
            <text:p text:style-name="P1"><text:span text:style-name="T10">Множу(1,8)</text:span></text:p>
          </draw:rect>
          <draw:rect draw:style-name="gr4" draw:text-style-name="P9" draw:layer="layout" svg:width="2.5cm" svg:height="2cm" svg:x="17.2cm" svg:y="12.6cm">
            <text:p text:style-name="P1"><text:span text:style-name="T10">8</text:span></text:p>
          </draw:rect>
          <draw:rect draw:style-name="gr5" draw:text-style-name="P9" draw:layer="layout" svg:width="15cm" svg:height="3cm" svg:x="6.5cm" svg:y="15.9cm">
            <text:p/>
          </draw:rect>
          <draw:rect draw:style-name="gr4" draw:text-style-name="P9" draw:layer="layout" svg:width="2.5cm" svg:height="2cm" svg:x="10.5cm" svg:y="16.4cm">
            <text:p text:style-name="P1"><text:span text:style-name="T10">8</text:span></text:p>
          </draw:rect>
          <draw:polygon draw:style-name="gr6" draw:text-style-name="P1" draw:layer="layout" svg:width="14.999cm" svg:height="0.999cm" svg:x="6.501cm" svg:y="6.901cm" svg:viewBox="0 0 15000 1000" draw:points="0,1000 1000,0 9000,0 15000,1000">
            <text:p/>
          </draw:polygon>
          <draw:polygon draw:style-name="gr6" draw:text-style-name="P1" draw:layer="layout" svg:width="14.999cm" svg:height="1.698cm" svg:x="6.5cm" svg:y="10.401cm" svg:viewBox="0 0 15000 1699" draw:points="0,1699 1001,0 9001,0 15000,1699">
            <text:p/>
          </draw:polygon>
          <draw:polygon draw:style-name="gr6" draw:text-style-name="P1" draw:layer="layout" svg:width="7.999cm" svg:height="1.799cm" svg:x="7.5cm" svg:y="14.601cm" svg:viewBox="0 0 8000 1800" draw:points="3001,1800 0,0 8000,0 5501,1800">
            <text:p/>
          </draw:polygon>
        </draw:g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95cm" svg:x="2.058cm" svg:y="5.453cm" presentation:class="outline" presentation:user-transformed="true">
          <draw:text-box>
            <text:p text:style-name="P3"><text:span text:style-name="T6">Переваги рекурсії:</text:span></text:p>
            <text:p text:style-name="P3"><text:span text:style-name="T3">1. Значне спрощення запису алгоритмів певного класу задач.</text:span></text:p>
            <text:p text:style-name="P3"><text:span text:style-name="T3">2. Відкрита логіка роботи.</text:span></text:p>
            <text:p text:style-name="P3"><text:span text:style-name="T3"/></text:p>
            <text:p text:style-name="P3"><text:span text:style-name="T6">Недоліки:</text:span></text:p>
            <text:p text:style-name="P3"><text:span text:style-name="T3">1. Обмежена глибина викликів.</text:span></text:p>
            <text:p text:style-name="P3"><text:span text:style-name="T3">2. Витрати на виклик функції суттєво сповільнюють роботу.</text:span></text:p>
            <text:p text:style-name="P3"><text:span text:style-name="T3">3. Іноді важко написати варіант програми без рекурентного виклику.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Характеристика рекурсії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15cm" svg:x="2.058cm" svg:y="5.453cm" presentation:class="outline" presentation:user-transformed="true">
          <draw:text-box>
            <text:p text:style-name="P3"><text:span text:style-name="T6">Задача:</text:span><text:span text:style-name="T3"> знайти K — спільний найбільший дільник чисел M &gt; N.</text:span></text:p>
            <text:p text:style-name="P3"><text:span text:style-name="T6">Спрощена задача: </text:span><text:span text:style-name="T3">знайти K — спільний найбільший дільник чисел (M-N), N. </text:span></text:p>
            <text:p text:style-name="P3"><text:span text:style-name="T3"/></text:p>
            <text:p text:style-name="P3"><text:span text:style-name="T3">Алгоритм: Більше число називаємо M, менше N. Якщо M=N, тоді повертаємо K=N;</text:span></text:p>
            <text:p text:style-name="P3"><text:span text:style-name="T3"><text:s text:c="2"/></text:span><text:span text:style-name="T3">інакше К=Алгоритм(M-N,N).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Пошук найбільшого спільного дільника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95cm" svg:x="2.058cm" svg:y="5.453cm" presentation:class="outline" presentation:user-transformed="true">
          <draw:text-box>
            <text:p text:style-name="P3"><text:span text:style-name="T6">Реалізація:</text:span><text:span text:style-name="T3"> </text:span></text:p>
            <text:p text:style-name="P3"><text:span text:style-name="T6">int</text:span><text:span text:style-name="T3"> NSD(</text:span><text:span text:style-name="T6">int</text:span><text:span text:style-name="T3"> M, </text:span><text:span text:style-name="T6">int</text:span><text:span text:style-name="T3"> N);</text:span></text:p>
            <text:p text:style-name="P3"><text:span text:style-name="T6">int</text:span><text:span text:style-name="T3"> main()</text:span></text:p>
            <text:p text:style-name="P3"><text:span text:style-name="T3">{ <text:s/></text:span><text:span text:style-name="T6">int</text:span><text:span text:style-name="T3"> M=345, N=875;</text:span></text:p>
            <text:p text:style-name="P3"><text:span text:style-name="T6"><text:s text:c="4"/></text:span><text:span text:style-name="T6">int</text:span><text:span text:style-name="T3"> K=NSD(M,N);</text:span></text:p>
            <text:p text:style-name="P3"><text:span text:style-name="T3">}</text:span></text:p>
            <text:p text:style-name="P3"><text:span text:style-name="T6">int</text:span><text:span text:style-name="T3"> NSD(</text:span><text:span text:style-name="T6">int</text:span><text:span text:style-name="T3"> M, </text:span><text:span text:style-name="T6">int</text:span><text:span text:style-name="T3"> N)</text:span></text:p>
            <text:p text:style-name="P3"><text:span text:style-name="T3">{ </text:span><text:span text:style-name="T6">if</text:span><text:span text:style-name="T3">( N==M ) </text:span><text:span text:style-name="T6">return</text:span><text:span text:style-name="T3"> N;</text:span></text:p>
            <text:p text:style-name="P3"><text:span text:style-name="T3"><text:s text:c="3"/></text:span><text:span text:style-name="T6">if</text:span><text:span text:style-name="T3">( N&gt;M){ </text:span><text:span text:style-name="T6">int</text:span><text:span text:style-name="T3"> T=M; M=N; N=T; }</text:span></text:p>
            <text:p text:style-name="P3"><text:span text:style-name="T3"><text:s text:c="3"/></text:span><text:span text:style-name="T6">return</text:span><text:span text:style-name="T3"> NSD(M-N,N);</text:span></text:p>
            <text:p text:style-name="P3"><text:span text:style-name="T3">}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Пошук найбільшого спільного дільника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1">
        <office:forms form:automatic-focus="false" form:apply-design-mode="false"/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Пошук найбільшого спільного дільника</text:span></text:p>
          </draw:text-box>
        </draw:frame>
        <draw:g>
          <draw:custom-shape draw:style-name="gr7" draw:text-style-name="P2" draw:layer="layout" svg:width="12cm" svg:height="2cm" svg:x="3.2cm" svg:y="6cm">
            <text:p text:style-name="P1"><text:span text:style-name="T11">865 <text:s text:c="5"/>345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2cm" svg:height="2cm" svg:x="3.2cm" svg:y="8.5cm">
            <text:p text:style-name="P1"><text:span text:style-name="T11">520 <text:s text:c="5"/>345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2cm" svg:height="2cm" svg:x="3.199cm" svg:y="11.099cm">
            <text:p text:style-name="P1"><text:span text:style-name="T11">175 <text:s text:c="5"/>345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2cm" svg:height="2cm" svg:x="3.198cm" svg:y="13.698cm">
            <text:p text:style-name="P1"><text:span text:style-name="T11">170 <text:s text:c="4"/>175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2cm" svg:height="2cm" svg:x="3.197cm" svg:y="16.297cm">
            <text:p text:style-name="P1"><text:span text:style-name="T11">170 <text:s text:c="8"/>5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9.301cm" svg:height="2cm" svg:x="16.199cm" svg:y="7.2cm">
            <text:p text:style-name="P1"><text:span text:style-name="T11">865-345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9.3cm" svg:height="2cm" svg:x="16.199cm" svg:y="9.799cm">
            <text:p text:style-name="P1"><text:span text:style-name="T11">520-34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9.3cm" svg:height="2cm" svg:x="16.198cm" svg:y="12.398cm">
            <text:p text:style-name="P1"><text:span text:style-name="T11">345-175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9.301cm" svg:height="2cm" svg:x="16.197cm" svg:y="14.997cm">
            <text:p text:style-name="P1"><text:span text:style-name="T11">175-170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15cm" svg:x="2.058cm" svg:y="5.453cm" presentation:class="outline" presentation:user-transformed="true">
          <draw:text-box>
            <text:p text:style-name="P3"><text:span text:style-name="T6">Пошук найкоротшого шляху:</text:span><text:span text:style-name="T3"> 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Пошук коротшого шляху, хвильовий алгоритм</text:span></text:p>
          </draw:text-box>
        </draw:frame>
        <draw:frame draw:style-name="standard" draw:layer="layout" svg:width="14.098cm" svg:height="12.396cm" svg:x="6.923cm" svg:y="7.0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2">0</text:span></text:p>
              </table:table-cell>
              <table:table-cell>
                <text:p text:style-name="P1"><text:span text:style-name="T12">1</text:span></text:p>
              </table:table-cell>
              <table:table-cell>
                <text:p text:style-name="P1"><text:span text:style-name="T12">2</text:span></text:p>
              </table:table-cell>
              <table:table-cell>
                <text:p text:style-name="P1"><text:span text:style-name="T12">3</text:span></text:p>
              </table:table-cell>
              <table:table-cell>
                <text:p text:style-name="P1"><text:span text:style-name="T12">4</text:span></text:p>
              </table:table-cell>
              <table:table-cell>
                <text:p text:style-name="P1"><text:span text:style-name="T12">5</text:span></text:p>
              </table:table-cell>
              <table:table-cell>
                <text:p text:style-name="P1"><text:span text:style-name="T12">6</text:span></text:p>
              </table:table-cell>
              <table:table-cell>
                <text:p text:style-name="P1"><text:span text:style-name="T12">7</text:span></text:p>
              </table:table-cell>
              <table:table-cell>
                <text:p text:style-name="P1"><text:span text:style-name="T12">8</text:span></text:p>
              </table:table-cell>
              <table:table-cell table:style-name="ce2">
                <text:p text:style-name="P1"><text:span text:style-name="T12">9</text:span></text:p>
              </table:table-cell>
              <table:table-cell table:style-name="ce2">
                <text:p text:style-name="P1"><text:span text:style-name="T12">10</text:span></text:p>
              </table:table-cell>
              <table:table-cell table:style-name="ce2">
                <text:p text:style-name="P1"><text:span text:style-name="T12">11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2">1</text:span></text:p>
              </table:table-cell>
              <table:table-cell>
                <text:p text:style-name="P1"><text:span text:style-name="T12">2</text:span></text:p>
              </table:table-cell>
              <table:table-cell>
                <text:p text:style-name="P1"><text:span text:style-name="T12">3</text:span></text:p>
              </table:table-cell>
              <table:table-cell>
                <text:p text:style-name="P1"><text:span text:style-name="T12">4</text:span></text:p>
              </table:table-cell>
              <table:table-cell>
                <text:p text:style-name="P1"><text:span text:style-name="T12">5</text:span></text:p>
              </table:table-cell>
              <table:table-cell>
                <text:p text:style-name="P1"><text:span text:style-name="T12">6</text:span></text:p>
              </table:table-cell>
              <table:table-cell>
                <text:p text:style-name="P1"><text:span text:style-name="T12">7</text:span></text:p>
              </table:table-cell>
              <table:table-cell table:style-name="ce3"/>
              <table:table-cell table:style-name="ce1">
                <text:p text:style-name="P1"><text:span text:style-name="T12">9</text:span></text:p>
              </table:table-cell>
              <table:table-cell>
                <text:p text:style-name="P1"><text:span text:style-name="T12">10</text:span></text:p>
              </table:table-cell>
              <table:table-cell>
                <text:p text:style-name="P1"><text:span text:style-name="T12">11</text:span></text:p>
              </table:table-cell>
              <table:table-cell>
                <text:p text:style-name="P1"><text:span text:style-name="T12">12</text:span></text:p>
              </table:table-cell>
            </table:table-row>
            <table:table-row table:style-name="ro1" table:default-cell-style-name="ce3">
              <table:table-cell table:style-name="ce2">
                <text:p text:style-name="P1"><text:span text:style-name="T12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">
                <text:p text:style-name="P1"><text:span text:style-name="T12">10</text:span></text:p>
              </table:table-cell>
              <table:table-cell table:style-name="ce1">
                <text:p text:style-name="P1"><text:span text:style-name="T12">11</text:span></text:p>
              </table:table-cell>
              <table:table-cell table:style-name="ce1">
                <text:p text:style-name="P1"><text:span text:style-name="T12">12</text:span></text:p>
              </table:table-cell>
              <table:table-cell table:style-name="ce1">
                <text:p text:style-name="P1"><text:span text:style-name="T12">13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2">3</text:span></text:p>
              </table:table-cell>
              <table:table-cell>
                <text:p text:style-name="P1"><text:span text:style-name="T12">4</text:span></text:p>
              </table:table-cell>
              <table:table-cell>
                <text:p text:style-name="P1"><text:span text:style-name="T12">5</text:span></text:p>
              </table:table-cell>
              <table:table-cell>
                <text:p text:style-name="P1"><text:span text:style-name="T12">6</text:span></text:p>
              </table:table-cell>
              <table:table-cell>
                <text:p text:style-name="P1"><text:span text:style-name="T12">7</text:span></text:p>
              </table:table-cell>
              <table:table-cell>
                <text:p text:style-name="P1"><text:span text:style-name="T12">8</text:span></text:p>
              </table:table-cell>
              <table:table-cell>
                <text:p text:style-name="P1"><text:span text:style-name="T12">9</text:span>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ce1">
                <text:p text:style-name="P1"><text:span text:style-name="T12">14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2">4</text:span></text:p>
              </table:table-cell>
              <table:table-cell>
                <text:p text:style-name="P1"><text:span text:style-name="T12">5</text:span></text:p>
              </table:table-cell>
              <table:table-cell>
                <text:p text:style-name="P1"><text:span text:style-name="T12">6</text:span></text:p>
              </table:table-cell>
              <table:table-cell>
                <text:p text:style-name="P1"><text:span text:style-name="T12">7</text:span></text:p>
              </table:table-cell>
              <table:table-cell>
                <text:p text:style-name="P1"><text:span text:style-name="T12">8</text:span></text:p>
              </table:table-cell>
              <table:table-cell>
                <text:p text:style-name="P1"><text:span text:style-name="T12">9</text:span></text:p>
              </table:table-cell>
              <table:table-cell>
                <text:p text:style-name="P1"><text:span text:style-name="T12">10</text:span></text:p>
              </table:table-cell>
              <table:table-cell table:style-name="ce3"/>
              <table:table-cell table:style-name="ce1">
                <text:p text:style-name="P1"><text:span text:style-name="T12">18</text:span></text:p>
              </table:table-cell>
              <table:table-cell table:style-name="ce1">
                <text:p text:style-name="P1"><text:span text:style-name="T12">17</text:span></text:p>
              </table:table-cell>
              <table:table-cell table:style-name="ce1">
                <text:p text:style-name="P1"><text:span text:style-name="T12">16</text:span></text:p>
              </table:table-cell>
              <table:table-cell table:style-name="ce1">
                <text:p text:style-name="P1"><text:span text:style-name="T12">15</text:span></text:p>
              </table:table-cell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 table:style-name="ce2">
                <text:p text:style-name="P1"><text:span text:style-name="T12">10</text:span></text:p>
              </table:table-cell>
              <table:table-cell table:style-name="ce2">
                <text:p text:style-name="P1"><text:span text:style-name="T12">11</text:span></text:p>
              </table:table-cell>
              <table:table-cell/>
              <table:table-cell table:style-name="ce1">
                <text:p text:style-name="P1"><text:span text:style-name="T12">19</text:span></text:p>
              </table:table-cell>
              <table:table-cell table:style-name="ce2">
                <text:p text:style-name="P1"><text:span text:style-name="T12">18</text:span></text:p>
              </table:table-cell>
              <table:table-cell table:style-name="ce2">
                <text:p text:style-name="P1"><text:span text:style-name="T12">17</text:span></text:p>
              </table:table-cell>
              <table:table-cell table:style-name="ce2">
                <text:p text:style-name="P1"><text:span text:style-name="T12">16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2">16</text:span></text:p>
              </table:table-cell>
              <table:table-cell>
                <text:p text:style-name="P1"><text:span text:style-name="T12">15</text:span></text:p>
              </table:table-cell>
              <table:table-cell>
                <text:p text:style-name="P1"><text:span text:style-name="T12">14</text:span></text:p>
              </table:table-cell>
              <table:table-cell>
                <text:p text:style-name="P1"><text:span text:style-name="T12">13</text:span></text:p>
              </table:table-cell>
              <table:table-cell>
                <text:p text:style-name="P1"><text:span text:style-name="T12">12</text:span></text:p>
              </table:table-cell>
              <table:table-cell>
                <text:p text:style-name="P1"><text:span text:style-name="T12">11</text:span></text:p>
              </table:table-cell>
              <table:table-cell>
                <text:p text:style-name="P1"><text:span text:style-name="T12">12</text:span></text:p>
              </table:table-cell>
              <table:table-cell table:style-name="ce3"/>
              <table:table-cell table:style-name="ce1">
                <text:p text:style-name="P1"><text:span text:style-name="T12">20</text:span></text:p>
              </table:table-cell>
              <table:table-cell table:style-name="ce3"/>
              <table:table-cell table:style-name="ce3"/>
              <table:table-cell table:style-name="ce3"/>
            </table:table-row>
            <table:table-row table:style-name="ro1" table:default-cell-style-name="ce2">
              <table:table-cell>
                <text:p text:style-name="P1"><text:span text:style-name="T12">17</text:span></text:p>
              </table:table-cell>
              <table:table-cell>
                <text:p text:style-name="P1"><text:span text:style-name="T12">16</text:span></text:p>
              </table:table-cell>
              <table:table-cell>
                <text:p text:style-name="P1"><text:span text:style-name="T12">15</text:span></text:p>
              </table:table-cell>
              <table:table-cell>
                <text:p text:style-name="P1"><text:span text:style-name="T12">14</text:span></text:p>
              </table:table-cell>
              <table:table-cell>
                <text:p text:style-name="P1"><text:span text:style-name="T12">13</text:span></text:p>
              </table:table-cell>
              <table:table-cell>
                <text:p text:style-name="P1"><text:span text:style-name="T12">12</text:span></text:p>
              </table:table-cell>
              <table:table-cell>
                <text:p text:style-name="P1"><text:span text:style-name="T12">13</text:span></text:p>
              </table:table-cell>
              <table:table-cell table:style-name="ce3"/>
              <table:table-cell table:style-name="ce1">
                <text:p text:style-name="P1"><text:span text:style-name="T12">21</text:span></text:p>
              </table:table-cell>
              <table:table-cell>
                <text:p text:style-name="P1"><text:span text:style-name="T12">22</text:span></text:p>
              </table:table-cell>
              <table:table-cell>
                <text:p text:style-name="P1"><text:span text:style-name="T12">23</text:span></text:p>
              </table:table-cell>
              <table:table-cell>
                <text:p text:style-name="P1"><text:span text:style-name="T12">24</text:span></text:p>
              </table:table-cell>
            </table:table-row>
            <table:table-row table:style-name="ro1" table:default-cell-style-name="ce3">
              <table:table-cell table:style-name="ce2">
                <text:p text:style-name="P1"><text:span text:style-name="T12">18</text:span></text:p>
              </table:table-cell>
              <table:table-cell table:style-name="ce2">
                <text:p text:style-name="P1"><text:span text:style-name="T12">17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">
                <text:p text:style-name="P1"><text:span text:style-name="T12">22</text:span></text:p>
              </table:table-cell>
              <table:table-cell table:style-name="ce1">
                <text:p text:style-name="P1"><text:span text:style-name="T12">23</text:span></text:p>
              </table:table-cell>
              <table:table-cell table:style-name="ce1">
                <text:p text:style-name="P1"><text:span text:style-name="T12">24</text:span></text:p>
              </table:table-cell>
              <table:table-cell table:style-name="ce1">
                <text:p text:style-name="P1"><text:span text:style-name="T12">25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2">19</text:span></text:p>
              </table:table-cell>
              <table:table-cell>
                <text:p text:style-name="P1"><text:span text:style-name="T12">18</text:span></text:p>
              </table:table-cell>
              <table:table-cell>
                <text:p text:style-name="P1"><text:span text:style-name="T12">19</text:span></text:p>
              </table:table-cell>
              <table:table-cell>
                <text:p text:style-name="P1"><text:span text:style-name="T12">20</text:span></text:p>
              </table:table-cell>
              <table:table-cell>
                <text:p text:style-name="P1"><text:span text:style-name="T12">21</text:span></text:p>
              </table:table-cell>
              <table:table-cell>
                <text:p text:style-name="P1"><text:span text:style-name="T12">22</text:span></text:p>
              </table:table-cell>
              <table:table-cell>
                <text:p text:style-name="P1"><text:span text:style-name="T12">23</text:span>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ce1">
                <text:p text:style-name="P1"><text:span text:style-name="T12">26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2">20</text:span></text:p>
              </table:table-cell>
              <table:table-cell>
                <text:p text:style-name="P1"><text:span text:style-name="T12">19</text:span></text:p>
              </table:table-cell>
              <table:table-cell>
                <text:p text:style-name="P1"><text:span text:style-name="T12">20</text:span></text:p>
              </table:table-cell>
              <table:table-cell>
                <text:p text:style-name="P1"><text:span text:style-name="T12">21</text:span></text:p>
              </table:table-cell>
              <table:table-cell>
                <text:p text:style-name="P1"><text:span text:style-name="T12">22</text:span></text:p>
              </table:table-cell>
              <table:table-cell>
                <text:p text:style-name="P1"><text:span text:style-name="T12">23</text:span></text:p>
              </table:table-cell>
              <table:table-cell>
                <text:p text:style-name="P1"><text:span text:style-name="T12">24</text:span></text:p>
              </table:table-cell>
              <table:table-cell>
                <text:p text:style-name="P1"><text:span text:style-name="T12">25</text:span></text:p>
              </table:table-cell>
              <table:table-cell>
                <text:p text:style-name="P1"><text:span text:style-name="T12">26</text:span></text:p>
              </table:table-cell>
              <table:table-cell table:style-name="ce4">
                <text:p text:style-name="P1"><text:span text:style-name="T12">27</text:span></text:p>
              </table:table-cell>
              <table:table-cell table:style-name="ce4">
                <text:p text:style-name="P1"><text:span text:style-name="T12">28</text:span></text:p>
              </table:table-cell>
              <table:table-cell table:style-name="ce1">
                <text:p text:style-name="P1"><text:span text:style-name="T12">27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2">21</text:span></text:p>
              </table:table-cell>
              <table:table-cell>
                <text:p text:style-name="P1"><text:span text:style-name="T12">20</text:span></text:p>
              </table:table-cell>
              <table:table-cell>
                <text:p text:style-name="P1"><text:span text:style-name="T12">21</text:span></text:p>
              </table:table-cell>
              <table:table-cell>
                <text:p text:style-name="P1"><text:span text:style-name="T12">22</text:span></text:p>
              </table:table-cell>
              <table:table-cell>
                <text:p text:style-name="P1"><text:span text:style-name="T12">23</text:span></text:p>
              </table:table-cell>
              <table:table-cell>
                <text:p text:style-name="P1"><text:span text:style-name="T12">24</text:span></text:p>
              </table:table-cell>
              <table:table-cell>
                <text:p text:style-name="P1"><text:span text:style-name="T12">25</text:span></text:p>
              </table:table-cell>
              <table:table-cell>
                <text:p text:style-name="P1"><text:span text:style-name="T12">26</text:span></text:p>
              </table:table-cell>
              <table:table-cell>
                <text:p text:style-name="P1"><text:span text:style-name="T12">27</text:span></text:p>
              </table:table-cell>
              <table:table-cell table:style-name="ce4">
                <text:p text:style-name="P1"><text:span text:style-name="T12">28</text:span></text:p>
              </table:table-cell>
              <table:table-cell table:style-name="ce4">
                <text:p text:style-name="P1"><text:span text:style-name="T12">29</text:span></text:p>
              </table:table-cell>
              <table:table-cell table:style-name="ce1">
                <text:p text:style-name="P1"><text:span text:style-name="T12">2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1">
        <office:forms form:automatic-focus="false" form:apply-design-mode="false"/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Пошук коротшого шляху, хвильовий алгоритм</text:span></text:p>
          </draw:text-box>
        </draw:frame>
        <draw:frame draw:style-name="standard" draw:layer="layout" svg:width="13.165cm" svg:height="12.699cm" svg:x="7cm" svg:y="5.5cm">
          <draw:plugin xlink:href="../../../../home/drey/QTProjects/wave_alg/out_5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1">
        <office:forms form:automatic-focus="false" form:apply-design-mode="false"/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Пошук коротшого шляху, хвильовий алгоритм</text:span></text:p>
          </draw:text-box>
        </draw:frame>
        <draw:frame draw:style-name="standard" draw:layer="layout" svg:width="16.932cm" svg:height="14.158cm" svg:x="4.835cm" svg:y="5.342cm">
          <draw:plugin xlink:href="../../../../home/drey/QTProjects/wave_alg/out_8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15cm" svg:x="2.058cm" svg:y="5.453cm" presentation:class="outline" presentation:user-transformed="true">
          <draw:text-box>
            <text:p text:style-name="P3"><text:span text:style-name="T6">Аналіз задачі, ідея:</text:span><text:span text:style-name="T3"> </text:span></text:p>
            <text:p text:style-name="P3"><text:span text:style-name="T3">1. Якщо я знаю кількість кроків для досягнення своєї клітинки, досягаю наступним кроком сусідні клітинки. </text:span></text:p>
            <text:p text:style-name="P3"><text:span text:style-name="T3">2. Якщо в сусідній клітинці вже є число, менше за моє+1, то туди вже є коротший шлях.</text:span></text:p>
            <text:p text:style-name="P3"><text:span text:style-name="T3">3. Якщо в сусідній клітинці число більше за моє, то потрібно його замінити своїм, то туди є коротший шлях.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Пошук коротшого шляху, хвильовий алгоритм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15cm" svg:x="2.058cm" svg:y="5.453cm" presentation:class="outline" presentation:user-transformed="true">
          <draw:text-box>
            <text:p text:style-name="P3"><text:span text:style-name="T6">Алгоритм КРОК(N):</text:span><text:span text:style-name="T3"> </text:span></text:p>
            <text:p text:style-name="P3"><text:span text:style-name="T3">1. Число кроків N (на початку 0). </text:span></text:p>
            <text:p text:style-name="P3"><text:span text:style-name="T3">2. Якщо в сусідній клітинці вже є число, менше за N+1, то туди вже є коротший шлях.</text:span></text:p>
            <text:p text:style-name="P3"><text:span text:style-name="T3">3. Якщо в сусідній клітинці число більше за моє, або там немає числа то </text:span><text:span text:style-name="T6">КРОК(N+1)</text:span><text:span text:style-name="T3">.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Пошук коротшого шляху, хвильовий алгоритм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15cm" svg:x="2.058cm" svg:y="5.453cm" presentation:class="outline" presentation:user-transformed="true">
          <draw:text-box>
            <text:p text:style-name="P3"><text:span text:style-name="T6">Шлях коника:</text:span><text:span text:style-name="T3"> </text:span></text:p>
            <text:p text:style-name="P3"><text:span text:style-name="T3">Задача: </text:span></text:p>
            <text:p text:style-name="P3"><text:span text:style-name="T3"><text:s text:c="5"/></text:span><text:span text:style-name="T3">Через болото ведуть кочки. Коник може стрибнути через кочку або на наступну. Знайдіть кількість варіантів шляху коника через болото.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Динамічне програмування</text:span></text:p>
          </draw:text-box>
        </draw:frame>
        <draw:custom-shape draw:style-name="gr9" draw:text-style-name="P1" draw:layer="layout" svg:width="16.5cm" svg:height="5cm" svg:x="5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cm" svg:height="1.001cm" svg:x="6.4cm" svg:y="16.9cm">
          <text:p/>
          <draw:enhanced-geometry svg:viewBox="0 0 21600 21600" draw:type="block-arc" draw:modifiers="-177.30725158984 1379.097391613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1cm" svg:height="1.001cm" svg:x="7.6cm" svg:y="16.899cm">
          <text:p/>
          <draw:enhanced-geometry svg:viewBox="0 0 21600 21600" draw:type="block-arc" draw:modifiers="-177.30725158984 1379.097391613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1cm" svg:height="1.001cm" svg:x="8.9cm" svg:y="16.898cm">
          <text:p/>
          <draw:enhanced-geometry svg:viewBox="0 0 21600 21600" draw:type="block-arc" draw:modifiers="-177.30725158984 1379.097391613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1cm" svg:height="1.001cm" svg:x="10.2cm" svg:y="16.899cm">
          <text:p/>
          <draw:enhanced-geometry svg:viewBox="0 0 21600 21600" draw:type="block-arc" draw:modifiers="-177.30725158984 1379.097391613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1cm" svg:height="1.001cm" svg:x="11.4cm" svg:y="16.898cm">
          <text:p/>
          <draw:enhanced-geometry svg:viewBox="0 0 21600 21600" draw:type="block-arc" draw:modifiers="-177.30725158984 1379.097391613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1cm" svg:height="1.001cm" svg:x="12.7cm" svg:y="16.897cm">
          <text:p/>
          <draw:enhanced-geometry svg:viewBox="0 0 21600 21600" draw:type="block-arc" draw:modifiers="-177.30725158984 1379.097391613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1cm" svg:height="1.001cm" svg:x="14cm" svg:y="16.898cm">
          <text:p/>
          <draw:enhanced-geometry svg:viewBox="0 0 21600 21600" draw:type="block-arc" draw:modifiers="-177.30725158984 1379.097391613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1cm" svg:height="1.001cm" svg:x="15.2cm" svg:y="16.897cm">
          <text:p/>
          <draw:enhanced-geometry svg:viewBox="0 0 21600 21600" draw:type="block-arc" draw:modifiers="-177.30725158984 1379.097391613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1cm" svg:height="1.001cm" svg:x="16.5cm" svg:y="16.896cm">
          <text:p/>
          <draw:enhanced-geometry svg:viewBox="0 0 21600 21600" draw:type="block-arc" draw:modifiers="-177.30725158984 1379.097391613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1cm" svg:height="1.001cm" svg:x="17.8cm" svg:y="16.897cm">
          <text:p/>
          <draw:enhanced-geometry svg:viewBox="0 0 21600 21600" draw:type="block-arc" draw:modifiers="-177.30725158984 1379.097391613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1cm" svg:height="1.001cm" svg:x="19cm" svg:y="16.896cm">
          <text:p/>
          <draw:enhanced-geometry svg:viewBox="0 0 21600 21600" draw:type="block-arc" draw:modifiers="-177.30725158984 1379.097391613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1cm" svg:height="1.001cm" svg:x="20.3cm" svg:y="16.895cm">
          <text:p/>
          <draw:enhanced-geometry svg:viewBox="0 0 21600 21600" draw:type="block-arc" draw:modifiers="-177.30725158984 1379.097391613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g>
          <draw:custom-shape draw:style-name="gr11" draw:text-style-name="P1" draw:layer="layout" svg:width="2.8cm" svg:height="2.699cm" svg:x="18.2cm" svg:y="15.5cm">
            <text:p/>
            <draw:enhanced-geometry svg:viewBox="0 0 21600 21600" draw:text-areas="0 0 21600 21600" draw:type="circular-arrow" draw:modifiers="-179.765157118877 -18.143651011228 9685.2768800774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1.5cm" svg:height="1.5cm" svg:x="19.3cm" svg:y="16.2cm">
            <text:p/>
  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ustom-shape draw:style-name="gr11" draw:text-style-name="P1" draw:layer="layout" svg:width="2.701cm" svg:height="2.699cm" svg:x="6.799cm" svg:y="15.499cm">
          <text:p/>
          <draw:enhanced-geometry svg:viewBox="0 0 21600 21600" draw:text-areas="0 0 21600 21600" draw:type="circular-arrow" draw:modifiers="-179.765157118877 -18.143651011228 9685.276880077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1.5cm" svg:height="1.5cm" svg:x="6.699cm" svg:y="16.199cm">
          <text:p/>
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1.5cm" svg:height="1.5cm" svg:x="8.099cm" svg:y="16.198cm">
          <text:p/>
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10" draw:layer="layout" svg:width="0.934cm" svg:height="1.119cm" svg:x="7.6cm" svg:y="16.301cm">
          <draw:text-box>
            <text:p><text:span text:style-name="T13">1</text:span></text:p>
          </draw:text-box>
        </draw:frame>
        <draw:frame draw:style-name="gr12" draw:text-style-name="P10" draw:layer="layout" svg:width="0.934cm" svg:height="1.119cm" svg:x="8.2cm" svg:y="15.801cm">
          <draw:text-box>
            <text:p><text:span text:style-name="T13">1</text:span></text:p>
          </draw:text-box>
        </draw:frame>
        <draw:frame draw:style-name="gr12" draw:text-style-name="P10" draw:layer="layout" svg:width="0.934cm" svg:height="1.119cm" svg:x="7.7cm" svg:y="15.001cm">
          <draw:text-box>
            <text:p><text:span text:style-name="T13">1</text:span></text:p>
          </draw:text-box>
        </draw:frame>
        <draw:frame draw:style-name="gr12" draw:text-style-name="P10" draw:layer="layout" svg:width="0.934cm" svg:height="1.119cm" svg:x="8.9cm" svg:y="16.301cm">
          <draw:text-box>
            <text:p><text:span text:style-name="T13">2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15cm" svg:x="2.058cm" svg:y="5.453cm" presentation:class="outline" presentation:user-transformed="true">
          <draw:text-box>
            <text:p text:style-name="P3"><text:span text:style-name="T6">Шлях коника:</text:span><text:span text:style-name="T3"> </text:span></text:p>
            <text:p text:style-name="P3"><text:span text:style-name="T3"><text:s text:c="3"/></text:span><text:span text:style-name="T3">Аналіз: </text:span></text:p>
            <text:p text:style-name="P3"><text:span text:style-name="T3"><text:s text:c="5"/></text:span><text:span text:style-name="T3">Якщо відомо кількість шляхів до двох попередніх кочок, то кількість шляхів буде сумою цих варіантів.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Динамічне програмування</text:span></text:p>
          </draw:text-box>
        </draw:frame>
        <draw:g>
          <draw:custom-shape draw:style-name="gr9" draw:text-style-name="P1" draw:layer="layout" svg:width="16.5cm" svg:height="5cm" svg:x="5.9cm" svg:y="1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cm" svg:height="1.001cm" svg:x="6.8cm" svg:y="16.3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8cm" svg:y="16.299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9.3cm" svg:y="16.298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0.6cm" svg:y="16.299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1.8cm" svg:y="16.298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3.1cm" svg:y="16.297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4.4cm" svg:y="16.298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5.6cm" svg:y="16.297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6.9cm" svg:y="16.296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8.2cm" svg:y="16.297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9.4cm" svg:y="16.296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20.7cm" svg:y="16.295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g>
            <draw:custom-shape draw:style-name="gr11" draw:text-style-name="P1" draw:layer="layout" svg:width="2.8cm" svg:height="2.699cm" svg:x="18.6cm" svg:y="14.9cm">
              <text:p/>
              <draw:enhanced-geometry svg:viewBox="0 0 21600 21600" draw:text-areas="0 0 21600 21600" draw:type="circular-arrow" draw:modifiers="-179.765157118877 -18.143651011228 9685.27688007747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11" draw:text-style-name="P1" draw:layer="layout" svg:width="1.5cm" svg:height="1.5cm" svg:x="19.7cm" svg:y="15.6cm">
              <text:p/>
    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custom-shape draw:style-name="gr11" draw:text-style-name="P1" draw:layer="layout" svg:width="2.701cm" svg:height="2.699cm" svg:x="7.199cm" svg:y="14.899cm">
            <text:p/>
            <draw:enhanced-geometry svg:viewBox="0 0 21600 21600" draw:text-areas="0 0 21600 21600" draw:type="circular-arrow" draw:modifiers="-179.765157118877 -18.143651011228 9685.2768800774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1.5cm" svg:height="1.5cm" svg:x="7.099cm" svg:y="15.599cm">
            <text:p/>
  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1.5cm" svg:height="1.5cm" svg:x="8.499cm" svg:y="15.598cm">
            <text:p/>
  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2" draw:text-style-name="P10" draw:layer="layout" svg:width="0.934cm" svg:height="1.119cm" svg:x="8cm" svg:y="15.701cm">
            <draw:text-box>
              <text:p><text:span text:style-name="T13">1</text:span></text:p>
            </draw:text-box>
          </draw:frame>
          <draw:frame draw:style-name="gr12" draw:text-style-name="P10" draw:layer="layout" svg:width="0.934cm" svg:height="1.119cm" svg:x="8.6cm" svg:y="15.201cm">
            <draw:text-box>
              <text:p><text:span text:style-name="T13">1</text:span></text:p>
            </draw:text-box>
          </draw:frame>
          <draw:frame draw:style-name="gr12" draw:text-style-name="P10" draw:layer="layout" svg:width="0.934cm" svg:height="1.119cm" svg:x="8.1cm" svg:y="14.401cm">
            <draw:text-box>
              <text:p><text:span text:style-name="T13">1</text:span></text:p>
            </draw:text-box>
          </draw:frame>
          <draw:frame draw:style-name="gr12" draw:text-style-name="P10" draw:layer="layout" svg:width="0.934cm" svg:height="1.119cm" svg:x="9.3cm" svg:y="15.701cm">
            <draw:text-box>
              <text:p><text:span text:style-name="T13">2</text:span></text:p>
            </draw:text-box>
          </draw:frame>
          <draw:frame draw:style-name="gr13" draw:layer="layout" svg:width="0.959cm" svg:height="0.962cm" svg:x="18.276cm" svg:y="16.7cm">
            <draw:text-box>
              <text:p>N</text:p>
            </draw:text-box>
          </draw:frame>
          <draw:frame draw:style-name="gr13" draw:layer="layout" svg:width="1.031cm" svg:height="0.962cm" svg:x="19.377cm" svg:y="16.7cm">
            <draw:text-box>
              <text:p>M</text:p>
            </draw:text-box>
          </draw:frame>
          <draw:frame draw:style-name="gr13" draw:text-style-name="P11" draw:layer="layout" svg:width="2.233cm" svg:height="0.962cm" svg:x="21.6cm" svg:y="16.5cm">
            <draw:text-box>
              <text:p><text:span text:style-name="T14">=N+M</text:span></text:p>
            </draw:text-box>
          </draw:frame>
          <draw:g>
            <draw:custom-shape draw:style-name="gr11" draw:text-style-name="P1" draw:layer="layout" svg:width="2.8cm" svg:height="2.699cm" svg:x="17.299cm" svg:y="14.899cm">
              <text:p/>
              <draw:enhanced-geometry svg:viewBox="0 0 21600 21600" draw:text-areas="0 0 21600 21600" draw:type="circular-arrow" draw:modifiers="-179.765157118877 -18.143651011228 9685.27688007747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11" draw:text-style-name="P1" draw:layer="layout" svg:width="1.5cm" svg:height="1.5cm" svg:x="18.399cm" svg:y="15.599cm">
              <text:p/>
    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13" draw:layer="layout" svg:width="0.925cm" svg:height="0.962cm" svg:x="16.977cm" svg:y="16.7cm">
            <draw:text-box>
              <text:p>K</text:p>
            </draw:text-box>
          </draw:frame>
          <draw:frame draw:style-name="gr13" draw:text-style-name="P11" draw:layer="layout" svg:width="2.128cm" svg:height="0.962cm" svg:x="19.4cm" svg:y="17.438cm">
            <draw:text-box>
              <text:p><text:span text:style-name="T14">=K+N</text:span></text:p>
            </draw:text-box>
          </draw:frame>
        </draw:g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15cm" svg:x="2.058cm" svg:y="5.453cm" presentation:class="outline" presentation:user-transformed="true">
          <draw:text-box>
            <text:p text:style-name="P3"><text:span text:style-name="T6">Шлях коника:</text:span><text:span text:style-name="T3"> </text:span></text:p>
            <text:p text:style-name="P3"><text:span text:style-name="T3"><text:s text:c="3"/></text:span><text:span text:style-name="T3">Алгоритм:</text:span></text:p>
            <text:p text:style-name="P3"><text:span text:style-name="T3"><text:s text:c="5"/></text:span><text:span text:style-name="T3">Варіанти(0)=1; Варіанти(1)=1;</text:span></text:p>
            <text:p text:style-name="P3"><text:span text:style-name="T3"><text:s/></text:span></text:p>
            <text:p text:style-name="P3"><text:span text:style-name="T3"><text:s text:c="5"/></text:span><text:span text:style-name="T3">Варіанти(N)=Варіанти(N-1)+Варіанти(N-2).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Динамічне програмування</text:span></text:p>
          </draw:text-box>
        </draw:frame>
        <draw:g>
          <draw:custom-shape draw:style-name="gr9" draw:text-style-name="P1" draw:layer="layout" svg:width="16.5cm" svg:height="5cm" svg:x="5.9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cm" svg:height="1.001cm" svg:x="6.8cm" svg:y="15.4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8cm" svg:y="15.399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9.3cm" svg:y="15.398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0.6cm" svg:y="15.399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1.8cm" svg:y="15.398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3.1cm" svg:y="15.397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4.4cm" svg:y="15.398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5.6cm" svg:y="15.397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6.9cm" svg:y="15.396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8.2cm" svg:y="15.397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9.4cm" svg:y="15.396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20.7cm" svg:y="15.395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g>
            <draw:custom-shape draw:style-name="gr11" draw:text-style-name="P1" draw:layer="layout" svg:width="2.8cm" svg:height="2.699cm" svg:x="18.6cm" svg:y="14cm">
              <text:p/>
              <draw:enhanced-geometry svg:viewBox="0 0 21600 21600" draw:text-areas="0 0 21600 21600" draw:type="circular-arrow" draw:modifiers="-179.765157118877 -18.143651011228 9685.27688007747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11" draw:text-style-name="P1" draw:layer="layout" svg:width="1.5cm" svg:height="1.5cm" svg:x="19.7cm" svg:y="14.7cm">
              <text:p/>
    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custom-shape draw:style-name="gr11" draw:text-style-name="P1" draw:layer="layout" svg:width="2.701cm" svg:height="2.699cm" svg:x="7.199cm" svg:y="13.999cm">
            <text:p/>
            <draw:enhanced-geometry svg:viewBox="0 0 21600 21600" draw:text-areas="0 0 21600 21600" draw:type="circular-arrow" draw:modifiers="-179.765157118877 -18.143651011228 9685.2768800774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1.5cm" svg:height="1.5cm" svg:x="7.099cm" svg:y="14.699cm">
            <text:p/>
  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1.5cm" svg:height="1.5cm" svg:x="8.499cm" svg:y="14.698cm">
            <text:p/>
  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2" draw:text-style-name="P10" draw:layer="layout" svg:width="0.934cm" svg:height="1.119cm" svg:x="8cm" svg:y="14.801cm">
            <draw:text-box>
              <text:p><text:span text:style-name="T13">1</text:span></text:p>
            </draw:text-box>
          </draw:frame>
          <draw:frame draw:style-name="gr12" draw:text-style-name="P10" draw:layer="layout" svg:width="0.934cm" svg:height="1.119cm" svg:x="8.6cm" svg:y="14.301cm">
            <draw:text-box>
              <text:p><text:span text:style-name="T13">1</text:span></text:p>
            </draw:text-box>
          </draw:frame>
          <draw:frame draw:style-name="gr12" draw:text-style-name="P10" draw:layer="layout" svg:width="0.934cm" svg:height="1.119cm" svg:x="8.1cm" svg:y="13.501cm">
            <draw:text-box>
              <text:p><text:span text:style-name="T13">1</text:span></text:p>
            </draw:text-box>
          </draw:frame>
          <draw:frame draw:style-name="gr12" draw:text-style-name="P10" draw:layer="layout" svg:width="0.934cm" svg:height="1.119cm" svg:x="9.3cm" svg:y="14.801cm">
            <draw:text-box>
              <text:p><text:span text:style-name="T13">2</text:span></text:p>
            </draw:text-box>
          </draw:frame>
          <draw:frame draw:style-name="gr13" draw:layer="layout" svg:width="0.959cm" svg:height="0.962cm" svg:x="18.276cm" svg:y="15.8cm">
            <draw:text-box>
              <text:p>N</text:p>
            </draw:text-box>
          </draw:frame>
          <draw:frame draw:style-name="gr13" draw:layer="layout" svg:width="1.031cm" svg:height="0.962cm" svg:x="19.377cm" svg:y="15.8cm">
            <draw:text-box>
              <text:p>M</text:p>
            </draw:text-box>
          </draw:frame>
          <draw:frame draw:style-name="gr13" draw:text-style-name="P11" draw:layer="layout" svg:width="2.233cm" svg:height="0.962cm" svg:x="21.6cm" svg:y="15.6cm">
            <draw:text-box>
              <text:p><text:span text:style-name="T14">=N+M</text:span></text:p>
            </draw:text-box>
          </draw:frame>
          <draw:g>
            <draw:custom-shape draw:style-name="gr11" draw:text-style-name="P1" draw:layer="layout" svg:width="2.8cm" svg:height="2.699cm" svg:x="17.299cm" svg:y="13.999cm">
              <text:p/>
              <draw:enhanced-geometry svg:viewBox="0 0 21600 21600" draw:text-areas="0 0 21600 21600" draw:type="circular-arrow" draw:modifiers="-179.765157118877 -18.143651011228 9685.27688007747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11" draw:text-style-name="P1" draw:layer="layout" svg:width="1.5cm" svg:height="1.5cm" svg:x="18.399cm" svg:y="14.699cm">
              <text:p/>
    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13" draw:layer="layout" svg:width="0.925cm" svg:height="0.962cm" svg:x="16.977cm" svg:y="15.8cm">
            <draw:text-box>
              <text:p>K</text:p>
            </draw:text-box>
          </draw:frame>
          <draw:frame draw:style-name="gr13" draw:text-style-name="P11" draw:layer="layout" svg:width="2.128cm" svg:height="0.962cm" svg:x="19.4cm" svg:y="16.538cm">
            <draw:text-box>
              <text:p><text:span text:style-name="T14">=K+N</text:span></text:p>
            </draw:text-box>
          </draw:frame>
        </draw:g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15cm" svg:x="2.058cm" svg:y="5.453cm" presentation:class="outline" presentation:user-transformed="true">
          <draw:text-box>
            <text:p text:style-name="P3"><text:span text:style-name="T6">Шлях коника:</text:span><text:span text:style-name="T3"> </text:span></text:p>
            <text:p text:style-name="P3"><text:span text:style-name="T3"><text:s text:c="3"/></text:span><text:span text:style-name="T3">Складність алгоритму:</text:span></text:p>
            <text:p text:style-name="P3"><text:span text:style-name="T3"><text:s text:c="5"/></text:span><text:span text:style-name="T3">Алгоритм прослідкує всі варіанти, а при N+1 кількість варіантів майже подвоюється — експонентна складність! Для N=100 розрахунки триватимуть 2</text:span><text:span text:style-name="T15">100</text:span><text:span text:style-name="T3"> мікросекунд, або декілька міліардів років! </text:span></text:p>
            <text:p text:style-name="P3"><text:span text:style-name="T3"/></text:p>
            <text:p text:style-name="P3"><text:span text:style-name="T3">Висновок: в такому вигляді алгоритм не застосовний.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Динамічне програмування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15cm" svg:x="2.058cm" svg:y="5.453cm" presentation:class="outline" presentation:user-transformed="true">
          <draw:text-box>
            <text:p text:style-name="P3"><text:span text:style-name="T6">Шлях коника:</text:span><text:span text:style-name="T3"> </text:span></text:p>
            <text:p text:style-name="P3"><text:span text:style-name="T3"><text:s text:c="3"/></text:span><text:span text:style-name="T3">Розрахунок:</text:span></text:p>
            <text:p text:style-name="P3"><text:span text:style-name="T3"><text:s text:c="5"/></text:span><text:span text:style-name="T3">Варіанти(M+1)=Варіанти(M)+</text:span><text:span text:style-name="T6">Варіанти(N)</text:span><text:span text:style-name="T3">.</text:span></text:p>
            <text:p text:style-name="P3"><text:span text:style-name="T3"><text:s text:c="5"/></text:span><text:span text:style-name="T3">Варіанти(M) <text:s text:c="3"/>=</text:span><text:span text:style-name="T6">Варіанти(N) </text:span><text:span text:style-name="T3">+Варіанти(K).</text:span></text:p>
            <text:p text:style-name="P3"><text:span text:style-name="T3">Висновок: для більшості кочок функція викликається багато раз.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Динамічне програмування</text:span></text:p>
          </draw:text-box>
        </draw:frame>
        <draw:g>
          <draw:custom-shape draw:style-name="gr9" draw:text-style-name="P1" draw:layer="layout" svg:width="16.5cm" svg:height="5cm" svg:x="5.9cm" svg:y="1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cm" svg:height="1.001cm" svg:x="6.8cm" svg:y="16.5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8cm" svg:y="16.499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9.3cm" svg:y="16.498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0.6cm" svg:y="16.499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1.8cm" svg:y="16.498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3.1cm" svg:y="16.497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4.4cm" svg:y="16.498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5.6cm" svg:y="16.497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6.9cm" svg:y="16.496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8.2cm" svg:y="16.497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9.4cm" svg:y="16.496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20.7cm" svg:y="16.495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g>
            <draw:custom-shape draw:style-name="gr11" draw:text-style-name="P1" draw:layer="layout" svg:width="2.8cm" svg:height="2.699cm" svg:x="18.6cm" svg:y="15.1cm">
              <text:p/>
              <draw:enhanced-geometry svg:viewBox="0 0 21600 21600" draw:text-areas="0 0 21600 21600" draw:type="circular-arrow" draw:modifiers="-179.765157118877 -18.143651011228 9685.27688007747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11" draw:text-style-name="P1" draw:layer="layout" svg:width="1.5cm" svg:height="1.5cm" svg:x="19.7cm" svg:y="15.8cm">
              <text:p/>
    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custom-shape draw:style-name="gr11" draw:text-style-name="P1" draw:layer="layout" svg:width="2.701cm" svg:height="2.699cm" svg:x="7.199cm" svg:y="15.099cm">
            <text:p/>
            <draw:enhanced-geometry svg:viewBox="0 0 21600 21600" draw:text-areas="0 0 21600 21600" draw:type="circular-arrow" draw:modifiers="-179.765157118877 -18.143651011228 9685.2768800774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1.5cm" svg:height="1.5cm" svg:x="7.099cm" svg:y="15.799cm">
            <text:p/>
  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1.5cm" svg:height="1.5cm" svg:x="8.499cm" svg:y="15.798cm">
            <text:p/>
  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2" draw:text-style-name="P10" draw:layer="layout" svg:width="0.934cm" svg:height="1.119cm" svg:x="8cm" svg:y="15.901cm">
            <draw:text-box>
              <text:p><text:span text:style-name="T13">1</text:span></text:p>
            </draw:text-box>
          </draw:frame>
          <draw:frame draw:style-name="gr12" draw:text-style-name="P10" draw:layer="layout" svg:width="0.934cm" svg:height="1.119cm" svg:x="8.6cm" svg:y="15.401cm">
            <draw:text-box>
              <text:p><text:span text:style-name="T13">1</text:span></text:p>
            </draw:text-box>
          </draw:frame>
          <draw:frame draw:style-name="gr12" draw:text-style-name="P10" draw:layer="layout" svg:width="0.934cm" svg:height="1.119cm" svg:x="8.1cm" svg:y="14.601cm">
            <draw:text-box>
              <text:p><text:span text:style-name="T13">1</text:span></text:p>
            </draw:text-box>
          </draw:frame>
          <draw:frame draw:style-name="gr12" draw:text-style-name="P10" draw:layer="layout" svg:width="0.934cm" svg:height="1.119cm" svg:x="9.3cm" svg:y="15.901cm">
            <draw:text-box>
              <text:p><text:span text:style-name="T13">2</text:span></text:p>
            </draw:text-box>
          </draw:frame>
          <draw:frame draw:style-name="gr13" draw:layer="layout" svg:width="0.959cm" svg:height="0.962cm" svg:x="18.276cm" svg:y="16.9cm">
            <draw:text-box>
              <text:p>N</text:p>
            </draw:text-box>
          </draw:frame>
          <draw:frame draw:style-name="gr13" draw:layer="layout" svg:width="1.031cm" svg:height="0.962cm" svg:x="19.377cm" svg:y="16.9cm">
            <draw:text-box>
              <text:p>M</text:p>
            </draw:text-box>
          </draw:frame>
          <draw:frame draw:style-name="gr13" draw:text-style-name="P11" draw:layer="layout" svg:width="2.233cm" svg:height="0.962cm" svg:x="21.6cm" svg:y="16.7cm">
            <draw:text-box>
              <text:p><text:span text:style-name="T14">=N+M</text:span></text:p>
            </draw:text-box>
          </draw:frame>
          <draw:g>
            <draw:custom-shape draw:style-name="gr11" draw:text-style-name="P1" draw:layer="layout" svg:width="2.8cm" svg:height="2.699cm" svg:x="17.299cm" svg:y="15.099cm">
              <text:p/>
              <draw:enhanced-geometry svg:viewBox="0 0 21600 21600" draw:text-areas="0 0 21600 21600" draw:type="circular-arrow" draw:modifiers="-179.765157118877 -18.143651011228 9685.27688007747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11" draw:text-style-name="P1" draw:layer="layout" svg:width="1.5cm" svg:height="1.5cm" svg:x="18.399cm" svg:y="15.799cm">
              <text:p/>
    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13" draw:layer="layout" svg:width="0.925cm" svg:height="0.962cm" svg:x="16.977cm" svg:y="16.9cm">
            <draw:text-box>
              <text:p>K</text:p>
            </draw:text-box>
          </draw:frame>
          <draw:frame draw:style-name="gr13" draw:text-style-name="P11" draw:layer="layout" svg:width="2.128cm" svg:height="0.962cm" svg:x="19.4cm" svg:y="17.638cm">
            <draw:text-box>
              <text:p><text:span text:style-name="T14">=K+N</text:span></text:p>
            </draw:text-box>
          </draw:frame>
        </draw:g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15cm" svg:x="2.058cm" svg:y="5.453cm" presentation:class="outline" presentation:user-transformed="true">
          <draw:text-box>
            <text:p text:style-name="P3"><text:span text:style-name="T6">Шлях коника:</text:span><text:span text:style-name="T3"> </text:span></text:p>
            <text:p text:style-name="P3"><text:span text:style-name="T3"><text:s text:c="3"/></text:span><text:span text:style-name="T3">Алгоритм:</text:span></text:p>
            <text:p text:style-name="P3"><text:span text:style-name="T3">Масив:</text:span></text:p>
            <text:p text:style-name="P3"><text:span text:style-name="T3"><text:s text:c="5"/></text:span><text:span text:style-name="T3">Варіанти(N)=Варіанти(N-1)+</text:span><text:span text:style-name="T6">Варіанти(N-2)</text:span><text:span text:style-name="T3">.</text:span></text:p>
            <text:p text:style-name="P3"><text:span text:style-name="T3">Якщо в таблиці немає Варіанти(N-1), тоді</text:span></text:p>
            <text:p text:style-name="P3"><text:span text:style-name="T3"><text:s text:c="5"/></text:span><text:span text:style-name="T3">Варіанти(N-1)=</text:span><text:span text:style-name="T6">Варіанти(N-2)</text:span><text:span text:style-name="T3">+Варіанти(N-3).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Динамічне програмування</text:span></text:p>
          </draw:text-box>
        </draw:frame>
        <draw:g>
          <draw:custom-shape draw:style-name="gr9" draw:text-style-name="P1" draw:layer="layout" svg:width="16.5cm" svg:height="5cm" svg:x="5.9cm" svg:y="1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cm" svg:height="1.001cm" svg:x="6.8cm" svg:y="16.5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8cm" svg:y="16.499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9.3cm" svg:y="16.498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0.6cm" svg:y="16.499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1.8cm" svg:y="16.498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3.1cm" svg:y="16.497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4.4cm" svg:y="16.498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5.6cm" svg:y="16.497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6.9cm" svg:y="16.496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8.2cm" svg:y="16.497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19.4cm" svg:y="16.496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" draw:layer="layout" svg:width="1cm" svg:height="1.001cm" svg:x="20.7cm" svg:y="16.495cm">
            <text:p/>
            <draw:enhanced-geometry svg:viewBox="0 0 21600 21600" draw:type="block-arc" draw:modifiers="-177.30725158984 1379.0973916131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g>
            <draw:custom-shape draw:style-name="gr11" draw:text-style-name="P1" draw:layer="layout" svg:width="2.8cm" svg:height="2.699cm" svg:x="18.6cm" svg:y="15.1cm">
              <text:p/>
              <draw:enhanced-geometry svg:viewBox="0 0 21600 21600" draw:text-areas="0 0 21600 21600" draw:type="circular-arrow" draw:modifiers="-179.765157118877 -18.143651011228 9685.27688007747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11" draw:text-style-name="P1" draw:layer="layout" svg:width="1.5cm" svg:height="1.5cm" svg:x="19.7cm" svg:y="15.8cm">
              <text:p/>
    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custom-shape draw:style-name="gr11" draw:text-style-name="P1" draw:layer="layout" svg:width="2.701cm" svg:height="2.699cm" svg:x="7.199cm" svg:y="15.099cm">
            <text:p/>
            <draw:enhanced-geometry svg:viewBox="0 0 21600 21600" draw:text-areas="0 0 21600 21600" draw:type="circular-arrow" draw:modifiers="-179.765157118877 -18.143651011228 9685.2768800774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1.5cm" svg:height="1.5cm" svg:x="7.099cm" svg:y="15.799cm">
            <text:p/>
  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1.5cm" svg:height="1.5cm" svg:x="8.499cm" svg:y="15.798cm">
            <text:p/>
  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2" draw:text-style-name="P10" draw:layer="layout" svg:width="0.934cm" svg:height="1.119cm" svg:x="8cm" svg:y="15.901cm">
            <draw:text-box>
              <text:p><text:span text:style-name="T13">1</text:span></text:p>
            </draw:text-box>
          </draw:frame>
          <draw:frame draw:style-name="gr12" draw:text-style-name="P10" draw:layer="layout" svg:width="0.934cm" svg:height="1.119cm" svg:x="8.6cm" svg:y="15.401cm">
            <draw:text-box>
              <text:p><text:span text:style-name="T13">1</text:span></text:p>
            </draw:text-box>
          </draw:frame>
          <draw:frame draw:style-name="gr12" draw:text-style-name="P10" draw:layer="layout" svg:width="0.934cm" svg:height="1.119cm" svg:x="8.1cm" svg:y="14.601cm">
            <draw:text-box>
              <text:p><text:span text:style-name="T13">1</text:span></text:p>
            </draw:text-box>
          </draw:frame>
          <draw:frame draw:style-name="gr12" draw:text-style-name="P10" draw:layer="layout" svg:width="0.934cm" svg:height="1.119cm" svg:x="9.3cm" svg:y="15.901cm">
            <draw:text-box>
              <text:p><text:span text:style-name="T13">2</text:span></text:p>
            </draw:text-box>
          </draw:frame>
          <draw:frame draw:style-name="gr13" draw:layer="layout" svg:width="0.959cm" svg:height="0.962cm" svg:x="18.276cm" svg:y="16.9cm">
            <draw:text-box>
              <text:p>N</text:p>
            </draw:text-box>
          </draw:frame>
          <draw:frame draw:style-name="gr13" draw:layer="layout" svg:width="1.031cm" svg:height="0.962cm" svg:x="19.377cm" svg:y="16.9cm">
            <draw:text-box>
              <text:p>M</text:p>
            </draw:text-box>
          </draw:frame>
          <draw:frame draw:style-name="gr13" draw:text-style-name="P11" draw:layer="layout" svg:width="2.233cm" svg:height="0.962cm" svg:x="21.6cm" svg:y="16.7cm">
            <draw:text-box>
              <text:p><text:span text:style-name="T14">=N+M</text:span></text:p>
            </draw:text-box>
          </draw:frame>
          <draw:g>
            <draw:custom-shape draw:style-name="gr11" draw:text-style-name="P1" draw:layer="layout" svg:width="2.8cm" svg:height="2.699cm" svg:x="17.299cm" svg:y="15.099cm">
              <text:p/>
              <draw:enhanced-geometry svg:viewBox="0 0 21600 21600" draw:text-areas="0 0 21600 21600" draw:type="circular-arrow" draw:modifiers="-179.765157118877 -18.143651011228 9685.27688007747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11" draw:text-style-name="P1" draw:layer="layout" svg:width="1.5cm" svg:height="1.5cm" svg:x="18.399cm" svg:y="15.799cm">
              <text:p/>
              <draw:enhanced-geometry svg:viewBox="0 0 21600 21600" draw:text-areas="0 0 21600 21600" draw:type="circular-arrow" draw:modifiers="-169.88604785424 -21.4346041294221 7304.69417446361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13" draw:layer="layout" svg:width="0.925cm" svg:height="0.962cm" svg:x="16.977cm" svg:y="16.9cm">
            <draw:text-box>
              <text:p>K</text:p>
            </draw:text-box>
          </draw:frame>
          <draw:frame draw:style-name="gr13" draw:text-style-name="P11" draw:layer="layout" svg:width="2.128cm" svg:height="0.962cm" svg:x="19.4cm" svg:y="17.638cm">
            <draw:text-box>
              <text:p><text:span text:style-name="T14">=K+N</text:span></text:p>
            </draw:text-box>
          </draw:frame>
        </draw:g>
        <draw:frame draw:style-name="standard" draw:layer="layout" svg:width="16.825cm" svg:height="0.971cm" svg:x="7.374cm" svg:y="8.18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...</text:p>
              </table:table-cell>
              <table:table-cell>
                <text:p text:style-name="P1">F(N-2)</text:p>
              </table:table-cell>
              <table:table-cell>
                <text:p text:style-name="P1">F(N-1)</text:p>
              </table:table-cell>
              <table:table-cell>
                <text:p text:style-name="P1">F(N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15cm" svg:x="2.058cm" svg:y="5.453cm" presentation:class="outline" presentation:user-transformed="true">
          <draw:text-box>
            <text:p text:style-name="P3"><text:span text:style-name="T6">Шлях коника:</text:span><text:span text:style-name="T3"> </text:span></text:p>
            <text:p text:style-name="P3"><text:span text:style-name="T3"><text:s text:c="3"/></text:span><text:span text:style-name="T3">Алгоритм:</text:span></text:p>
            <text:p text:style-name="P3"><text:span text:style-name="T3">Масив:</text:span></text:p>
            <text:p text:style-name="P3"><text:span text:style-name="T3"><text:s text:c="5"/></text:span><text:span text:style-name="T3">Варіанти(N)=Варіанти(N-1)+</text:span><text:span text:style-name="T6">Варіанти(N-2)</text:span><text:span text:style-name="T3">.</text:span></text:p>
            <text:p text:style-name="P3"><text:span text:style-name="T3">Якщо в таблиці немає Варіанти(N-1), тоді</text:span></text:p>
            <text:p text:style-name="P3"><text:span text:style-name="T3"><text:s text:c="5"/></text:span><text:span text:style-name="T3">Варіанти(N-1)=</text:span><text:span text:style-name="T6">Варіанти(N-2)</text:span><text:span text:style-name="T3">+Варіанти(N-3).</text:span></text:p>
            <text:p text:style-name="P3"><text:span text:style-name="T3"/></text:p>
            <text:p text:style-name="P3"><text:span text:style-name="T3">Для кожного числа в таблиці розрахунок робиться один раз. Алгоритм ЛІНІЙНИЙ.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Динамічне програмування</text:span></text:p>
          </draw:text-box>
        </draw:frame>
        <draw:frame draw:style-name="standard" draw:layer="layout" svg:width="16.825cm" svg:height="0.971cm" svg:x="7.374cm" svg:y="8.18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...</text:p>
              </table:table-cell>
              <table:table-cell>
                <text:p text:style-name="P1">F(N-2)</text:p>
              </table:table-cell>
              <table:table-cell>
                <text:p text:style-name="P1">F(N-1)</text:p>
              </table:table-cell>
              <table:table-cell>
                <text:p text:style-name="P1">F(N)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95cm" svg:x="2.058cm" svg:y="5.453cm" presentation:class="outline" presentation:user-transformed="true">
          <draw:text-box>
            <text:p text:style-name="P3"><text:span text:style-name="T6">Динамічне програмування</text:span><text:span text:style-name="T3"> — рекурсивний алгоритм в якому деякі варіанти спрощених задач повторюються, і замість їх повторного розрахування використовують готову відповідь яку знайдено раніше.</text:span></text:p>
            <text:p text:style-name="P3"><text:span text:style-name="T3"/></text:p>
            <text:p text:style-name="P3"><text:span text:style-name="T3"><text:s text:c="3"/></text:span><text:span text:style-name="T3">Переваги:</text:span></text:p>
            <text:p text:style-name="P3"><text:span text:style-name="T3">Має меншу складність</text:span></text:p>
            <text:p text:style-name="P3"><text:span text:style-name="T3"><text:s text:c="3"/></text:span><text:span text:style-name="T3">Недоліки:</text:span></text:p>
            <text:p text:style-name="P3"><text:span text:style-name="T3">Вимагає додаткову пам’ять для проміжних результатів.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Динамічне програмування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15cm" svg:x="2.058cm" svg:y="5.453cm" presentation:class="outline" presentation:user-transformed="true">
          <draw:text-box>
            <text:p text:style-name="P3"><text:span text:style-name="T6">Задача на кількість шляхів черепахи:</text:span><text:span text:style-name="T3"> 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Динамічне програмування</text:span></text:p>
          </draw:text-box>
        </draw:frame>
        <draw:frame draw:style-name="standard" draw:layer="layout" svg:width="16.076cm" svg:height="12.736cm" svg:x="6.923cm" svg:y="6.69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>
                <text:p text:style-name="P1">1</text:p>
              </table:table-cell>
              <table:table-cell>
                <text:p text:style-name="P1">3</text:p>
              </table:table-cell>
              <table:table-cell>
                <text:p text:style-name="P1">5</text:p>
              </table:table-cell>
              <table:table-cell>
                <text:p text:style-name="P1">7</text:p>
              </table:table-cell>
              <table:table-cell>
                <text:p text:style-name="P1">9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>
                <text:p text:style-name="P1">1</text:p>
              </table:table-cell>
              <table:table-cell>
                <text:p text:style-name="P1">5</text:p>
              </table:table-cell>
              <table:table-cell>
                <text:p text:style-name="P1">13</text:p>
              </table:table-cell>
              <table:table-cell>
                <text:p text:style-name="P1">2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>
                <text:p text:style-name="P1">1</text:p>
              </table:table-cell>
              <table:table-cell>
                <text:p text:style-name="P1">7</text:p>
              </table:table-cell>
              <table:table-cell>
                <text:p text:style-name="P1">2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>
                <text:p text:style-name="P1">1</text:p>
              </table:table-cell>
              <table:table-cell>
                <text:p text:style-name="P1">9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>
                <text:p text:style-name="P1"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>
          <draw:line draw:style-name="gr2" draw:text-style-name="P1" draw:layer="layout" svg:x1="7.695cm" svg:y1="7.317cm" svg:x2="8.835cm" svg:y2="8.345cm">
            <text:p/>
          </draw:line>
          <draw:line draw:style-name="gr2" draw:text-style-name="P1" draw:layer="layout" svg:x1="7.695cm" svg:y1="7.317cm" svg:x2="8.835cm" svg:y2="7.317cm">
            <text:p/>
          </draw:line>
          <draw:line draw:style-name="gr2" draw:text-style-name="P1" draw:layer="layout" svg:x1="7.695cm" svg:y1="7.317cm" svg:x2="7.695cm" svg:y2="8.345cm">
            <text:p/>
          </draw:line>
        </draw:g>
        <draw:g>
          <draw:line draw:style-name="gr2" draw:text-style-name="P1" draw:layer="layout" svg:x1="9.235cm" svg:y1="8.601cm" svg:x2="10.375cm" svg:y2="9.629cm">
            <text:p/>
          </draw:line>
          <draw:line draw:style-name="gr2" draw:text-style-name="P1" draw:layer="layout" svg:x1="9.235cm" svg:y1="8.601cm" svg:x2="10.375cm" svg:y2="8.601cm">
            <text:p/>
          </draw:line>
          <draw:line draw:style-name="gr2" draw:text-style-name="P1" draw:layer="layout" svg:x1="9.235cm" svg:y1="8.601cm" svg:x2="9.235cm" svg:y2="9.629cm">
            <text:p/>
          </draw:line>
        </draw:g>
        <draw:g>
          <draw:line draw:style-name="gr2" draw:text-style-name="P1" draw:layer="layout" svg:x1="10.546cm" svg:y1="9.577cm" svg:x2="11.686cm" svg:y2="10.605cm">
            <text:p/>
          </draw:line>
          <draw:line draw:style-name="gr2" draw:text-style-name="P1" draw:layer="layout" svg:x1="10.546cm" svg:y1="9.577cm" svg:x2="11.686cm" svg:y2="9.577cm">
            <text:p/>
          </draw:line>
          <draw:line draw:style-name="gr2" draw:text-style-name="P1" draw:layer="layout" svg:x1="10.546cm" svg:y1="9.577cm" svg:x2="10.546cm" svg:y2="10.605cm">
            <text:p/>
          </draw:line>
        </draw:g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95cm" svg:x="2.058cm" svg:y="5.453cm" presentation:class="outline" presentation:user-transformed="true">
          <draw:text-box>
            <text:p text:style-name="P3"><text:span text:style-name="T6">Задача на кількість шляхів черепахи.</text:span></text:p>
            <text:p text:style-name="P3"><text:span text:style-name="T3">Рекурентний алгоритм:</text:span></text:p>
            <text:p text:style-name="P3"><text:span text:style-name="T3"><text:s text:c="2"/></text:span><text:span text:style-name="T3">Для клітки х,у:</text:span></text:p>
            <text:p text:style-name="P12"><text:span text:style-name="T6">Варіантів(х,у)=Варіантів(х-1,у)+Варіантів(х,у-1) +Варіантів(х-1,у-1)</text:span></text:p>
            <text:p text:style-name="P3"><text:span text:style-name="T3">Варіантів(0,0)=1.</text:span></text:p>
            <text:p text:style-name="P3"><text:span text:style-name="T3"/></text:p>
            <text:p text:style-name="P3"><text:span text:style-name="T3">Кількість викликів для однієї клітини?</text:span></text:p>
            <text:p text:style-name="P3"><text:span text:style-name="T3">Складність 3</text:span><text:span text:style-name="T15">nm</text:span><text:span text:style-name="T3"> </text:span></text:p>
            <text:p text:style-name="P12"><text:span text:style-name="T3">(n,m) — розмір поля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Динамічне програмування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95cm" svg:x="2.058cm" svg:y="5.453cm" presentation:class="outline" presentation:user-transformed="true">
          <draw:text-box>
            <text:p text:style-name="P3"><text:span text:style-name="T6">Задача на кількість шляхів черепахи.</text:span></text:p>
            <text:p text:style-name="P3"><text:span text:style-name="T3">Динамічний алгоритм:</text:span></text:p>
            <text:p text:style-name="P3"><text:span text:style-name="T3"><text:s text:c="2"/></text:span><text:span text:style-name="T3">Для клітки х,у:</text:span></text:p>
            <text:p text:style-name="P3"><text:span text:style-name="T3">Якщо (х,у) є в таблиці — вертаємо його. Інакше</text:span></text:p>
            <text:p text:style-name="P12"><text:span text:style-name="T6">Варіантів(х,у)=Варіантів(х-1,у)+Варіантів(х,у-1) +Варіантів(х-1,у-1)</text:span></text:p>
            <text:p text:style-name="P3"><text:span text:style-name="T3">Варіантів(0,0)=1.</text:span></text:p>
            <text:p text:style-name="P3"><text:span text:style-name="T3">Кількість викликів для однієї клітини 1.</text:span></text:p>
            <text:p text:style-name="P3"><text:span text:style-name="T3">Складність n*m </text:span></text:p>
            <text:p text:style-name="P12"><text:span text:style-name="T3">(n,m) — розмір поля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Динамічне програмування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15cm" svg:x="2.058cm" svg:y="5.453cm" presentation:class="outline" presentation:user-transformed="true">
          <draw:text-box>
            <text:p text:style-name="P3"><text:span text:style-name="T6">Задача на кількість шляхів черепахи.</text:span></text:p>
            <text:p text:style-name="P12"><text:span text:style-name="T3">Реалізація:</text:span></text:p>
            <text:p text:style-name="P3"><text:span text:style-name="T6">int</text:span><text:span text:style-name="T3"> tabl[10][10];</text:span></text:p>
            <text:p text:style-name="P3"><text:span text:style-name="T6">int</text:span><text:span text:style-name="T3"> variant(</text:span><text:span text:style-name="T6">int</text:span><text:span text:style-name="T3"> x, </text:span><text:span text:style-name="T6">int</text:span><text:span text:style-name="T3"> y);</text:span></text:p>
            <text:p text:style-name="P3"><text:span text:style-name="T3"/></text:p>
            <text:p text:style-name="P3"><text:span text:style-name="T6">int</text:span><text:span text:style-name="T3"> main()</text:span></text:p>
            <text:p text:style-name="P3"><text:span text:style-name="T3">{</text:span></text:p>
            <text:p text:style-name="P3"><text:span text:style-name="T3"><text:s text:c="3"/></text:span><text:span text:style-name="T3">printf(“%d\n”,variant(9,9));</text:span></text:p>
            <text:p text:style-name="P3"><text:span text:style-name="T3"><text:s text:c="3"/></text:span><text:span text:style-name="T6">return</text:span><text:span text:style-name="T3"> 0;</text:span></text:p>
            <text:p text:style-name="P3"><text:span text:style-name="T3">}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Динамічне програмування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1T1">
        <office:forms form:automatic-focus="false" form:apply-design-mode="false"/>
        <draw:frame presentation:style-name="pr2" draw:text-style-name="P6" draw:layer="layout" svg:width="24.369cm" svg:height="13.795cm" svg:x="2.058cm" svg:y="5.453cm" presentation:class="outline" presentation:user-transformed="true">
          <draw:text-box>
            <text:p text:style-name="P3"><text:span text:style-name="T6">Задача на кількість шляхів черепахи.</text:span></text:p>
            <text:p text:style-name="P12"><text:span text:style-name="T3">Реалізація:</text:span></text:p>
            <text:p text:style-name="P3"><text:span text:style-name="T7">//int tabl[10][10];</text:span></text:p>
            <text:p text:style-name="P3"><text:span text:style-name="T6">int</text:span><text:span text:style-name="T3"> variant(</text:span><text:span text:style-name="T6">int</text:span><text:span text:style-name="T3"> x, </text:span><text:span text:style-name="T6">int</text:span><text:span text:style-name="T3"> y)</text:span></text:p>
            <text:p text:style-name="P3"><text:span text:style-name="T3">{ </text:span><text:span text:style-name="T6">int</text:span><text:span text:style-name="T3"> n=0;</text:span></text:p>
            <text:p text:style-name="P3"><text:span text:style-name="T3"><text:s text:c="3"/></text:span><text:span text:style-name="T6">if</text:span><text:span text:style-name="T3">(tabl[x][y]&gt;0) </text:span><text:span text:style-name="T6">return</text:span><text:span text:style-name="T3"> tabl[x][y];</text:span></text:p>
            <text:p text:style-name="P3"><text:span text:style-name="T3"><text:s text:c="3"/></text:span><text:span text:style-name="T6">if</text:span><text:span text:style-name="T3">( x&gt;0 ) n+=variant(x-1,y);</text:span></text:p>
            <text:p text:style-name="P3"><text:span text:style-name="T3"><text:s text:c="3"/></text:span><text:span text:style-name="T6">if</text:span><text:span text:style-name="T3">( y&gt;0 ) n+=variant(x,y-1);</text:span></text:p>
            <text:p text:style-name="P3"><text:span text:style-name="T3"><text:s text:c="3"/></text:span><text:span text:style-name="T6">if</text:span><text:span text:style-name="T3">( x&gt;0 &amp;&amp; y&gt;0 ) n+=variant(x-1,y-1);</text:span></text:p>
            <text:p text:style-name="P3"><text:span text:style-name="T3"><text:s text:c="3"/></text:span><text:span text:style-name="T3">tabl[x][y] = n; <text:s text:c="6"/></text:span><text:span text:style-name="T6">return</text:span><text:span text:style-name="T3"> n;</text:span></text:p>
            <text:p text:style-name="P3"><text:span text:style-name="T3">}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Рекурентні алгоритми</text:span><text:span text:style-name="T1"><text:line-break/></text:span><text:span text:style-name="T2">Динамічне програмування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20__3f__3f__3f__3f__3f__3f__3f__3f__3f_" style:display-name="?????? ?????????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3H6M13S</meta:editing-duration>
    <meta:editing-cycles>231</meta:editing-cycles>
    <meta:generator>OpenOffice.org/3.4$Unix OpenOffice.org_project/340m1$Build-9590</meta:generator>
    <dc:date>2012-10-21T17:14:12</dc:date>
    <meta:document-statistic meta:object-count="328"/>
  </office:meta>
</office:document-meta>
</file>